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language-asian="ja" style:country-asian="JP"/>
    </style:style>
    <style:style style:name="P2" style:family="paragraph" style:parent-style-name="Heading_20_3">
      <style:text-properties style:language-asian="ja" style:country-asian="JP"/>
    </style:style>
    <style:style style:name="P3" style:family="paragraph" style:parent-style-name="Heading_20_2">
      <style:text-properties style:language-asian="ja" style:country-asian="JP"/>
    </style:style>
    <style:style style:name="P4" style:family="paragraph" style:parent-style-name="Heading_20_1">
      <style:text-properties style:language-asian="ja" style:country-asian="JP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>
      <style:text-properties style:language-asian="ja" style:country-asian="JP"/>
    </style:style>
    <style:style style:name="T1" style:family="text">
      <style:text-properties style:language-asian="ja" style:country-asian="J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設問ア</text:h>
      <text:h text:style-name="P3" text:outline-level="2">1.1</text:h>
      <text:h text:style-name="P2" text:outline-level="3"/>
      <text:p text:style-name="Text_20_body"/>
      <text:h text:style-name="P3" text:outline-level="2">１．２．顧客からの要求事項及び利用した外部サービス</text:h>
      <text:h text:style-name="P2" text:outline-level="3">対象サービスの特徴としては、顧客の住所、メールアドレスや個人の趣向等の個人情報を保持しているため、情報流出は許されないことがあげられる。</text:h>
      <text:h text:style-name="P2" text:outline-level="3">１．３．利用した外部サービス</text:h>
      <text:h text:style-name="P4" text:outline-level="1">ITサービスを提供する際に外部のサービスを活用することが増えている昨今、Ｂ社でも外部のクラウドサービスとして提供されているＰａａSサービス</text:h>
      <text:p text:style-name="Text_20_body"><text:span text:style-name="T1"/></text:p>
      <text:h text:style-name="P5" text:outline-level="1">設問イ</text:h>
      <text:h text:style-name="P3" text:outline-level="2">供給者に求めた要求事項</text:h>
      <text:h text:style-name="P2" text:outline-level="3">機密情報の取り扱いなどの情報セキュリティ</text:h>
      <text:p text:style-name="P1">①システムに関するセキュリティ対策</text:p>
      <text:p text:style-name="P1">サーバ攻撃に対する対応、脆弱性を突いた攻撃への対応</text:p>
      <text:p text:style-name="P1">②人的なセキュリティ対策</text:p>
      <text:p text:style-name="P1">システムに関わる人に対するセキュリティ教育。</text:p>
      <text:p text:style-name="P1"/>
      <text:p text:style-name="P1"/>
      <text:h text:style-name="Heading_20_2" text:outline-level="2">見出し</text:h>
      <text:h text:style-name="Heading_20_3" text:outline-level="3">自由記入</text:h>
      <text:p text:style-name="Text_20_body"/>
      <text:h text:style-name="Heading_20_3" text:outline-level="3">活動案１</text:h>
      <text:p text:style-name="Text_20_body"/>
      <text:h text:style-name="Heading_20_3" text:outline-level="3">活動案２</text:h>
      <text:p text:style-name="Text_20_body"/>
      <text:h text:style-name="Heading_20_3" text:outline-level="3">選択した活動と選択した根拠や考え（なぜならば～）</text:h>
      <text:p text:style-name="P1"/>
      <text:h text:style-name="P2" text:outline-level="3">選択した活動によって生じる新たな課題・リスク（ただし、～という新たな課題が生じた）</text:h>
      <text:p text:style-name="Text_20_body"/>
      <text:h text:style-name="Heading_20_3" text:outline-level="3">新たな課題・リスクを解消するための活動</text:h>
      <text:p text:style-name="Text_20_body"/>
      <text:p text:style-name="Text_20_body"/>
      <text:h text:style-name="P5" text:outline-level="1">設問ウ</text:h>
      <text:h text:style-name="Heading_20_2" text:outline-level="2">見出し</text:h>
      <text:h text:style-name="Heading_20_3" text:outline-level="3">自由記入</text:h>
      <text:p text:style-name="Text_20_body"/>
      <text:h text:style-name="Heading_20_3" text:outline-level="3">活動案１</text:h>
      <text:p text:style-name="Text_20_body"/>
      <text:h text:style-name="Heading_20_3" text:outline-level="3">活動案２</text:h>
      <text:p text:style-name="Text_20_body"/>
      <text:h text:style-name="Heading_20_3" text:outline-level="3">選択した活動と選択した根拠や考え（なぜならば～）</text:h>
      <text:p text:style-name="P1"/>
      <text:h text:style-name="P2" text:outline-level="3">選択した活動によって生じる新たな課題・リスク（ただし、～という新たな課題が生じた）</text:h>
      <text:p text:style-name="Text_20_body"/>
      <text:h text:style-name="P2" text:outline-level="3">新たな課題・リスクを解消するための活動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85cm" fo:margin-bottom="1.997cm" fo:margin-left="1.058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2M</meta:editing-duration>
    <meta:editing-cycles>7</meta:editing-cycles>
    <meta:generator>OpenOffice/4.1.13$Win32 OpenOffice.org_project/4113m1$Build-9810</meta:generator>
    <dc:date>2024-02-29T20:29:04.06</dc:date>
    <meta:document-statistic meta:table-count="0" meta:image-count="0" meta:object-count="0" meta:page-count="3" meta:paragraph-count="28" meta:word-count="490" meta:character-count="493"/>
    <meta:user-defined meta:name="Info 1"/>
    <meta:user-defined meta:name="Info 2"/>
    <meta:user-defined meta:name="Info 3"/>
    <meta:user-defined meta:name="Info 4"/>
  </office:meta>
</office:document-meta>
</file>